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2af2" officeooo:paragraph-rsid="00162af2"/>
    </style:style>
    <style:style style:name="P2" style:family="paragraph" style:parent-style-name="Standard">
      <style:text-properties officeooo:rsid="00162af2" officeooo:paragraph-rsid="00162a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stract- The existing trend of consumption increase and</text:p>
      <text:p text:style-name="P1">population growth, combined with reduction of primary energy</text:p>
      <text:p text:style-name="P1">resources, determined adoption of energy efficiency increase</text:p>
      <text:p text:style-name="P1">measures to better cope with the existing necessities. The main</text:p>
      <text:p text:style-name="P1">characteristics of smart cities are starting to be defined such that</text:p>
      <text:p text:style-name="P1">to be applied to various cities with different population, sizes</text:p>
      <text:p text:style-name="P1">and level of technology development. In the future smart cities,</text:p>
      <text:p text:style-name="P1">the consumer will have a determinant role, possibly becoming a</text:p>
      <text:p text:style-name="P1">prosumer with consumption/generation profiles scheduled such</text:p>
      <text:p text:style-name="P1">that to maximize his utility. This paper will contribute to the</text:p>
      <text:p text:style-name="P1">understanding of smart consumers and intelligent buildings</text:p>
      <text:p text:style-name="P1">within the smart cities (optimized consumption patterns,</text:p>
      <text:p text:style-name="P1">demand side management, energy efficiency-all that using price</text:p>
      <text:p text:style-name="P1">signals information).</text:p>
      <text:p text:style-name="P1"/>
      <text:p text:style-name="P1">I. ENERGY CONSUMPTION PATTERN IN INDIA</text:p>
      <text:p text:style-name="P1">The Indian government has made laudable efforts over the</text:p>
      <text:p text:style-name="P1">past ten years to make energy accessible to the people of the</text:p>
      <text:p text:style-name="P1">nation. This study uses the nationally representative India</text:p>
      <text:p text:style-name="P1">Residential Energy Consumption Survey (IRES) to evaluate</text:p>
      <text:p text:style-name="P1">the consumer satisfaction with electrical services as well as</text:p>
      <text:p text:style-name="P1">the quality and dependability of the supply. It also examines</text:p>
      <text:p text:style-name="P1">how distribution firms manage the household metering,</text:p>
      <text:p text:style-name="P1">billing, and payment collection (MBC) process. The study</text:p>
      <text:p text:style-name="P1">also suggests ways to close any remaining gaps so that India</text:p>
      <text:p text:style-name="P1">may achieve its objective of having dependable, inexpensive,</text:p>
      <text:p text:style-name="P1">and widespread access to power. The industry sector</text:p>
      <text:p text:style-name="P1">consumed the most power overall in 2022–23, with a share of</text:p>
      <text:p text:style-name="P1">41.09%, followed by the household (25.67%), agricultural</text:p>
      <text:p text:style-name="P1">(17.52%), and commercial (8.31%) sectors. The Domestic</text:p>
      <text:p text:style-name="P1">sector had a CAGR of 7.0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1T23:45:15.691886144</meta:creation-date>
    <dc:date>2024-09-02T23:33:45.814970439</dc:date>
    <meta:editing-duration>PT3M50S</meta:editing-duration>
    <meta:editing-cycles>2</meta:editing-cycles>
    <meta:generator>LibreOffice/24.2.5.2$Linux_X86_64 LibreOffice_project/420$Build-2</meta:generator>
    <meta:document-statistic meta:table-count="0" meta:image-count="0" meta:object-count="0" meta:page-count="1" meta:paragraph-count="30" meta:word-count="250" meta:character-count="1683" meta:non-whitespace-character-count="1464"/>
  </office:meta>
</office:document-meta>
</file>